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10:55:41</text:p>
          </table:table-cell>
          <table:table-cell office:value-type="float" office:value="-0.0002323" calcext:value-type="float">
            <text:p>-0.0002323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8643" calcext:value-type="float">
            <text:p>0.4048643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63348" calcext:value-type="float">
            <text:p>0.1363348</text:p>
          </table:table-cell>
          <table:table-cell office:value-type="float" office:value="10" calcext:value-type="float">
            <text:p>10</text:p>
          </table:table-cell>
          <table:table-cell office:value-type="float" office:value="0.777466595172882" calcext:value-type="float">
            <text:p>0.777466595172882</text:p>
          </table:table-cell>
          <table:table-cell office:value-type="float" office:value="0.232584804296494" calcext:value-type="float">
            <text:p>0.232584804296494</text:p>
          </table:table-cell>
          <table:table-cell office:value-type="float" office:value="0.544881790876389" calcext:value-type="float">
            <text:p>0.544881790876389</text:p>
          </table:table-cell>
          <table:table-cell office:value-type="float" office:value="0.513489739596844" calcext:value-type="float">
            <text:p>0.513489739596844</text:p>
          </table:table-cell>
          <table:table-cell office:value-type="float" office:value="0.184548120910723" calcext:value-type="float">
            <text:p>0.184548120910723</text:p>
          </table:table-cell>
          <table:table-cell office:value-type="float" office:value="0.475012880563736" calcext:value-type="float">
            <text:p>0.475012880563736</text:p>
          </table:table-cell>
          <table:table-cell office:value-type="float" office:value="0.551966598629951" calcext:value-type="float">
            <text:p>0.551966598629951</text:p>
          </table:table-cell>
          <table:table-cell office:value-type="float" office:value="0.0769537180662155" calcext:value-type="float">
            <text:p>0.0769537180662155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5:54</text:p>
          </table:table-cell>
          <table:table-cell office:value-type="float" office:value="-0.0011048" calcext:value-type="float">
            <text:p>-0.0011048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49909" calcext:value-type="float">
            <text:p>0.4049909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82776" calcext:value-type="float">
            <text:p>0.1382776</text:p>
          </table:table-cell>
          <table:table-cell office:value-type="float" office:value="11" calcext:value-type="float">
            <text:p>11</text:p>
          </table:table-cell>
          <table:table-cell office:value-type="float" office:value="1.32932662963867" calcext:value-type="float">
            <text:p>1.32932662963867</text:p>
          </table:table-cell>
          <table:table-cell office:value-type="float" office:value="0.191174805164337" calcext:value-type="float">
            <text:p>0.191174805164337</text:p>
          </table:table-cell>
          <table:table-cell office:value-type="float" office:value="1.13815182447433" calcext:value-type="float">
            <text:p>1.13815182447433</text:p>
          </table:table-cell>
          <table:table-cell office:value-type="float" office:value="0.548749741911888" calcext:value-type="float">
            <text:p>0.548749741911888</text:p>
          </table:table-cell>
          <table:table-cell office:value-type="float" office:value="0.329484183149043" calcext:value-type="float">
            <text:p>0.329484183149043</text:p>
          </table:table-cell>
          <table:table-cell office:value-type="float" office:value="0.376366877555847" calcext:value-type="float">
            <text:p>0.376366877555847</text:p>
          </table:table-cell>
          <table:table-cell office:value-type="float" office:value="0.721132606267929" calcext:value-type="float">
            <text:p>0.721132606267929</text:p>
          </table:table-cell>
          <table:table-cell office:value-type="float" office:value="0.344765728712082" calcext:value-type="float">
            <text:p>0.344765728712082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6:06</text:p>
          </table:table-cell>
          <table:table-cell office:value-type="float" office:value="-0.0017657" calcext:value-type="float">
            <text:p>-0.0017657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3372" calcext:value-type="float">
            <text:p>0.4053372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4004" calcext:value-type="float">
            <text:p>0.1404004</text:p>
          </table:table-cell>
          <table:table-cell office:value-type="float" office:value="11" calcext:value-type="float">
            <text:p>11</text:p>
          </table:table-cell>
          <table:table-cell office:value-type="float" office:value="2.236656665802" calcext:value-type="float">
            <text:p>2.236656665802</text:p>
          </table:table-cell>
          <table:table-cell office:value-type="float" office:value="0.147714793682098" calcext:value-type="float">
            <text:p>0.147714793682098</text:p>
          </table:table-cell>
          <table:table-cell office:value-type="float" office:value="2.0889418721199" calcext:value-type="float">
            <text:p>2.0889418721199</text:p>
          </table:table-cell>
          <table:table-cell office:value-type="float" office:value="0.620868739485741" calcext:value-type="float">
            <text:p>0.620868739485741</text:p>
          </table:table-cell>
          <table:table-cell office:value-type="float" office:value="0.615555194068828" calcext:value-type="float">
            <text:p>0.615555194068828</text:p>
          </table:table-cell>
          <table:table-cell office:value-type="float" office:value="0.299532872438431" calcext:value-type="float">
            <text:p>0.299532872438431</text:p>
          </table:table-cell>
          <table:table-cell office:value-type="float" office:value="0.94220460653305" calcext:value-type="float">
            <text:p>0.94220460653305</text:p>
          </table:table-cell>
          <table:table-cell office:value-type="float" office:value="0.64267173409462" calcext:value-type="float">
            <text:p>0.64267173409462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6:19</text:p>
          </table:table-cell>
          <table:table-cell office:value-type="float" office:value="-0.0020927" calcext:value-type="float">
            <text:p>-0.0020927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6038" calcext:value-type="float">
            <text:p>0.406038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85413" calcext:value-type="float">
            <text:p>0.1385413</text:p>
          </table:table-cell>
          <table:table-cell office:value-type="float" office:value="8" calcext:value-type="float">
            <text:p>8</text:p>
          </table:table-cell>
          <table:table-cell office:value-type="float" office:value="2.49782657623291" calcext:value-type="float">
            <text:p>2.49782657623291</text:p>
          </table:table-cell>
          <table:table-cell office:value-type="float" office:value="0.0582199990749359" calcext:value-type="float">
            <text:p>0.0582199990749359</text:p>
          </table:table-cell>
          <table:table-cell office:value-type="float" office:value="2.43960657715797" calcext:value-type="float">
            <text:p>2.43960657715797</text:p>
          </table:table-cell>
          <table:table-cell office:value-type="float" office:value="0.622467742115259" calcext:value-type="float">
            <text:p>0.622467742115259</text:p>
          </table:table-cell>
          <table:table-cell office:value-type="float" office:value="0.722556566494721" calcext:value-type="float">
            <text:p>0.722556566494721</text:p>
          </table:table-cell>
          <table:table-cell office:value-type="float" office:value="0.228110881149769" calcext:value-type="float">
            <text:p>0.228110881149769</text:p>
          </table:table-cell>
          <table:table-cell office:value-type="float" office:value="1.01682460308075" calcext:value-type="float">
            <text:p>1.01682460308075</text:p>
          </table:table-cell>
          <table:table-cell office:value-type="float" office:value="0.788713721930981" calcext:value-type="float">
            <text:p>0.788713721930981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6:31</text:p>
          </table:table-cell>
          <table:table-cell office:value-type="float" office:value="-0.0021264" calcext:value-type="float">
            <text:p>-0.0021264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0619" calcext:value-type="float">
            <text:p>0.4070619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54287" calcext:value-type="float">
            <text:p>0.1354287</text:p>
          </table:table-cell>
          <table:table-cell office:value-type="float" office:value="8" calcext:value-type="float">
            <text:p>8</text:p>
          </table:table-cell>
          <table:table-cell office:value-type="float" office:value="1.13498663902283" calcext:value-type="float">
            <text:p>1.13498663902283</text:p>
          </table:table-cell>
          <table:table-cell office:value-type="float" office:value="-0.0139399999752641" calcext:value-type="float">
            <text:p>-0.0139399999752641</text:p>
          </table:table-cell>
          <table:table-cell office:value-type="float" office:value="1.14892663899809" calcext:value-type="float">
            <text:p>1.14892663899809</text:p>
          </table:table-cell>
          <table:table-cell office:value-type="float" office:value="0.474662741925567" calcext:value-type="float">
            <text:p>0.474662741925567</text:p>
          </table:table-cell>
          <table:table-cell office:value-type="float" office:value="0.420856427318879" calcext:value-type="float">
            <text:p>0.420856427318879</text:p>
          </table:table-cell>
          <table:table-cell office:value-type="float" office:value="0.174236881546676" calcext:value-type="float">
            <text:p>0.174236881546676</text:p>
          </table:table-cell>
          <table:table-cell office:value-type="float" office:value="0.775088602304459" calcext:value-type="float">
            <text:p>0.775088602304459</text:p>
          </table:table-cell>
          <table:table-cell office:value-type="float" office:value="0.600851720757782" calcext:value-type="float">
            <text:p>0.600851720757782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6:44</text:p>
          </table:table-cell>
          <table:table-cell office:value-type="float" office:value="-0.0021458" calcext:value-type="float">
            <text:p>-0.0021458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0673" calcext:value-type="float">
            <text:p>0.4080673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22098" calcext:value-type="float">
            <text:p>0.1322098</text:p>
          </table:table-cell>
          <table:table-cell office:value-type="float" office:value="8" calcext:value-type="float">
            <text:p>8</text:p>
          </table:table-cell>
          <table:table-cell office:value-type="float" office:value="1.10546660423279" calcext:value-type="float">
            <text:p>1.10546660423279</text:p>
          </table:table-cell>
          <table:table-cell office:value-type="float" office:value="-0.0442800000309944" calcext:value-type="float">
            <text:p>-0.0442800000309944</text:p>
          </table:table-cell>
          <table:table-cell office:value-type="float" office:value="1.14974660426378" calcext:value-type="float">
            <text:p>1.14974660426378</text:p>
          </table:table-cell>
          <table:table-cell office:value-type="float" office:value="0.380280741304159" calcext:value-type="float">
            <text:p>0.380280741304159</text:p>
          </table:table-cell>
          <table:table-cell office:value-type="float" office:value="0.385795761144856" calcext:value-type="float">
            <text:p>0.385795761144856</text:p>
          </table:table-cell>
          <table:table-cell office:value-type="float" office:value="0.133892878890038" calcext:value-type="float">
            <text:p>0.133892878890038</text:p>
          </table:table-cell>
          <table:table-cell office:value-type="float" office:value="0.626668603718281" calcext:value-type="float">
            <text:p>0.626668603718281</text:p>
          </table:table-cell>
          <table:table-cell office:value-type="float" office:value="0.492775724828243" calcext:value-type="float">
            <text:p>0.492775724828243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6:56</text:p>
          </table:table-cell>
          <table:table-cell office:value-type="float" office:value="-0.0020182" calcext:value-type="float">
            <text:p>-0.0020182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1188" calcext:value-type="float">
            <text:p>0.4091188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7625" calcext:value-type="float">
            <text:p>0.1297625</text:p>
          </table:table-cell>
          <table:table-cell office:value-type="float" office:value="6" calcext:value-type="float">
            <text:p>6</text:p>
          </table:table-cell>
          <table:table-cell office:value-type="float" office:value="0.963196575641632" calcext:value-type="float">
            <text:p>0.963196575641632</text:p>
          </table:table-cell>
          <table:table-cell office:value-type="float" office:value="-0.050840001553297" calcext:value-type="float">
            <text:p>-0.050840001553297</text:p>
          </table:table-cell>
          <table:table-cell office:value-type="float" office:value="1.01403657719493" calcext:value-type="float">
            <text:p>1.01403657719493</text:p>
          </table:table-cell>
          <table:table-cell office:value-type="float" office:value="0.325463737919927" calcext:value-type="float">
            <text:p>0.325463737919927</text:p>
          </table:table-cell>
          <table:table-cell office:value-type="float" office:value="0.399793599383733" calcext:value-type="float">
            <text:p>0.399793599383733</text:p>
          </table:table-cell>
          <table:table-cell office:value-type="float" office:value="0.113638876378536" calcext:value-type="float">
            <text:p>0.113638876378536</text:p>
          </table:table-cell>
          <table:table-cell office:value-type="float" office:value="0.537288599461317" calcext:value-type="float">
            <text:p>0.537288599461317</text:p>
          </table:table-cell>
          <table:table-cell office:value-type="float" office:value="0.423649723082781" calcext:value-type="float">
            <text:p>0.423649723082781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7:09</text:p>
          </table:table-cell>
          <table:table-cell office:value-type="float" office:value="-0.0022001" calcext:value-type="float">
            <text:p>-0.0022001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88" calcext:value-type="float">
            <text:p>0.409888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8472" calcext:value-type="float">
            <text:p>0.1288472</text:p>
          </table:table-cell>
          <table:table-cell office:value-type="float" office:value="5" calcext:value-type="float">
            <text:p>5</text:p>
          </table:table-cell>
          <table:table-cell office:value-type="float" office:value="1.03904664516449" calcext:value-type="float">
            <text:p>1.03904664516449</text:p>
          </table:table-cell>
          <table:table-cell office:value-type="float" office:value="-0.0753334015607834" calcext:value-type="float">
            <text:p>-0.0753334015607834</text:p>
          </table:table-cell>
          <table:table-cell office:value-type="float" office:value="1.11438004672527" calcext:value-type="float">
            <text:p>1.11438004672527</text:p>
          </table:table-cell>
          <table:table-cell office:value-type="float" office:value="0.284135743230581" calcext:value-type="float">
            <text:p>0.284135743230581</text:p>
          </table:table-cell>
          <table:table-cell office:value-type="float" office:value="0.379711960410465" calcext:value-type="float">
            <text:p>0.379711960410465</text:p>
          </table:table-cell>
          <table:table-cell office:value-type="float" office:value="0.0988788828253746" calcext:value-type="float">
            <text:p>0.0988788828253746</text:p>
          </table:table-cell>
          <table:table-cell office:value-type="float" office:value="0.469392603635788" calcext:value-type="float">
            <text:p>0.469392603635788</text:p>
          </table:table-cell>
          <table:table-cell office:value-type="float" office:value="0.370513720810413" calcext:value-type="float">
            <text:p>0.370513720810413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7:22</text:p>
          </table:table-cell>
          <table:table-cell office:value-type="float" office:value="-0.0021723" calcext:value-type="float">
            <text:p>-0.0021723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248" calcext:value-type="float">
            <text:p>0.4109248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6908" calcext:value-type="float">
            <text:p>0.1276908</text:p>
          </table:table-cell>
          <table:table-cell office:value-type="float" office:value="5" calcext:value-type="float">
            <text:p>5</text:p>
          </table:table-cell>
          <table:table-cell office:value-type="float" office:value="1.05913662910461" calcext:value-type="float">
            <text:p>1.05913662910461</text:p>
          </table:table-cell>
          <table:table-cell office:value-type="float" office:value="-0.086813397705555" calcext:value-type="float">
            <text:p>-0.086813397705555</text:p>
          </table:table-cell>
          <table:table-cell office:value-type="float" office:value="1.14595002681017" calcext:value-type="float">
            <text:p>1.14595002681017</text:p>
          </table:table-cell>
          <table:table-cell office:value-type="float" office:value="0.227801742870361" calcext:value-type="float">
            <text:p>0.227801742870361</text:p>
          </table:table-cell>
          <table:table-cell office:value-type="float" office:value="0.357037650815379" calcext:value-type="float">
            <text:p>0.357037650815379</text:p>
          </table:table-cell>
          <table:table-cell office:value-type="float" office:value="0.079198881983757" calcext:value-type="float">
            <text:p>0.079198881983757</text:p>
          </table:table-cell>
          <table:table-cell office:value-type="float" office:value="0.376404603756964" calcext:value-type="float">
            <text:p>0.376404603756964</text:p>
          </table:table-cell>
          <table:table-cell office:value-type="float" office:value="0.297205721773207" calcext:value-type="float">
            <text:p>0.297205721773207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7:34</text:p>
          </table:table-cell>
          <table:table-cell office:value-type="float" office:value="0.0004202" calcext:value-type="float">
            <text:p>0.0004202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5138" calcext:value-type="float">
            <text:p>0.4045138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181" calcext:value-type="float">
            <text:p>0.136181</text:p>
          </table:table-cell>
          <table:table-cell office:value-type="float" office:value="10" calcext:value-type="float">
            <text:p>10</text:p>
          </table:table-cell>
          <table:table-cell office:value-type="float" office:value="0.884894788265228" calcext:value-type="float">
            <text:p>0.884894788265228</text:p>
          </table:table-cell>
          <table:table-cell office:value-type="float" office:value="0.197620004415512" calcext:value-type="float">
            <text:p>0.197620004415512</text:p>
          </table:table-cell>
          <table:table-cell office:value-type="float" office:value="0.687274783849716" calcext:value-type="float">
            <text:p>0.687274783849716</text:p>
          </table:table-cell>
          <table:table-cell office:value-type="float" office:value="0.506478735804558" calcext:value-type="float">
            <text:p>0.506478735804558</text:p>
          </table:table-cell>
          <table:table-cell office:value-type="float" office:value="0.204467549856811" calcext:value-type="float">
            <text:p>0.204467549856811</text:p>
          </table:table-cell>
          <table:table-cell office:value-type="float" office:value="0.575134879350662" calcext:value-type="float">
            <text:p>0.575134879350662</text:p>
          </table:table-cell>
          <table:table-cell office:value-type="float" office:value="0.437822592258453" calcext:value-type="float">
            <text:p>0.437822592258453</text:p>
          </table:table-cell>
          <table:table-cell office:value-type="float" office:value="0.137312287092209" calcext:value-type="float">
            <text:p>0.137312287092209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7:47</text:p>
          </table:table-cell>
          <table:table-cell office:value-type="float" office:value="0.0011466" calcext:value-type="float">
            <text:p>0.0011466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2462" calcext:value-type="float">
            <text:p>0.4042462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3666" calcext:value-type="float">
            <text:p>0.1363666</text:p>
          </table:table-cell>
          <table:table-cell office:value-type="float" office:value="10" calcext:value-type="float">
            <text:p>10</text:p>
          </table:table-cell>
          <table:table-cell office:value-type="float" office:value="1.04561483860016" calcext:value-type="float">
            <text:p>1.04561483860016</text:p>
          </table:table-cell>
          <table:table-cell office:value-type="float" office:value="0.150059998035431" calcext:value-type="float">
            <text:p>0.150059998035431</text:p>
          </table:table-cell>
          <table:table-cell office:value-type="float" office:value="0.895554840564728" calcext:value-type="float">
            <text:p>0.895554840564728</text:p>
          </table:table-cell>
          <table:table-cell office:value-type="float" office:value="0.505084750056267" calcext:value-type="float">
            <text:p>0.505084750056267</text:p>
          </table:table-cell>
          <table:table-cell office:value-type="float" office:value="0.30532174864581" calcext:value-type="float">
            <text:p>0.30532174864581</text:p>
          </table:table-cell>
          <table:table-cell office:value-type="float" office:value="0.691902893781662" calcext:value-type="float">
            <text:p>0.691902893781662</text:p>
          </table:table-cell>
          <table:table-cell office:value-type="float" office:value="0.318266606330872" calcext:value-type="float">
            <text:p>0.318266606330872</text:p>
          </table:table-cell>
          <table:table-cell office:value-type="float" office:value="0.37363628745079" calcext:value-type="float">
            <text:p>0.37363628745079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7:59</text:p>
          </table:table-cell>
          <table:table-cell office:value-type="float" office:value="0.0016207" calcext:value-type="float">
            <text:p>0.0016207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7287" calcext:value-type="float">
            <text:p>0.4037287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72048" calcext:value-type="float">
            <text:p>0.1372048</text:p>
          </table:table-cell>
          <table:table-cell office:value-type="float" office:value="10" calcext:value-type="float">
            <text:p>10</text:p>
          </table:table-cell>
          <table:table-cell office:value-type="float" office:value="1.39112997055054" calcext:value-type="float">
            <text:p>1.39112997055054</text:p>
          </table:table-cell>
          <table:table-cell office:value-type="float" office:value="0.120130002498627" calcext:value-type="float">
            <text:p>0.120130002498627</text:p>
          </table:table-cell>
          <table:table-cell office:value-type="float" office:value="1.27099996805191" calcext:value-type="float">
            <text:p>1.27099996805191</text:p>
          </table:table-cell>
          <table:table-cell office:value-type="float" office:value="0.52279673665762" calcext:value-type="float">
            <text:p>0.52279673665762</text:p>
          </table:table-cell>
          <table:table-cell office:value-type="float" office:value="0.418205747440614" calcext:value-type="float">
            <text:p>0.418205747440614</text:p>
          </table:table-cell>
          <table:table-cell office:value-type="float" office:value="0.796124869585037" calcext:value-type="float">
            <text:p>0.796124869585037</text:p>
          </table:table-cell>
          <table:table-cell office:value-type="float" office:value="0.249468603730202" calcext:value-type="float">
            <text:p>0.249468603730202</text:p>
          </table:table-cell>
          <table:table-cell office:value-type="float" office:value="0.546656265854836" calcext:value-type="float">
            <text:p>0.546656265854836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8:12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351" calcext:value-type="float">
            <text:p>0.403351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86508" calcext:value-type="float">
            <text:p>0.1386508</text:p>
          </table:table-cell>
          <table:table-cell office:value-type="float" office:value="9" calcext:value-type="float">
            <text:p>9</text:p>
          </table:table-cell>
          <table:table-cell office:value-type="float" office:value="2.03852009773254" calcext:value-type="float">
            <text:p>2.03852009773254</text:p>
          </table:table-cell>
          <table:table-cell office:value-type="float" office:value="0.0500200018286705" calcext:value-type="float">
            <text:p>0.0500200018286705</text:p>
          </table:table-cell>
          <table:table-cell office:value-type="float" office:value="1.98850009590387" calcext:value-type="float">
            <text:p>1.98850009590387</text:p>
          </table:table-cell>
          <table:table-cell office:value-type="float" office:value="0.547478751838207" calcext:value-type="float">
            <text:p>0.547478751838207</text:p>
          </table:table-cell>
          <table:table-cell office:value-type="float" office:value="0.612279014250134" calcext:value-type="float">
            <text:p>0.612279014250134</text:p>
          </table:table-cell>
          <table:table-cell office:value-type="float" office:value="0.919780904054642" calcext:value-type="float">
            <text:p>0.919780904054642</text:p>
          </table:table-cell>
          <table:table-cell office:value-type="float" office:value="0.175176599621773" calcext:value-type="float">
            <text:p>0.175176599621773</text:p>
          </table:table-cell>
          <table:table-cell office:value-type="float" office:value="0.744604304432869" calcext:value-type="float">
            <text:p>0.744604304432869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8:24</text:p>
          </table:table-cell>
          <table:table-cell office:value-type="float" office:value="0.0022866" calcext:value-type="float">
            <text:p>0.0022866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253" calcext:value-type="float">
            <text:p>0.4023253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77187" calcext:value-type="float">
            <text:p>0.1377187</text:p>
          </table:table-cell>
          <table:table-cell office:value-type="float" office:value="9" calcext:value-type="float">
            <text:p>9</text:p>
          </table:table-cell>
          <table:table-cell office:value-type="float" office:value="0.981130003929138" calcext:value-type="float">
            <text:p>0.981130003929138</text:p>
          </table:table-cell>
          <table:table-cell office:value-type="float" office:value="-0.0519634000957012" calcext:value-type="float">
            <text:p>-0.0519634000957012</text:p>
          </table:table-cell>
          <table:table-cell office:value-type="float" office:value="1.03309340402484" calcext:value-type="float">
            <text:p>1.03309340402484</text:p>
          </table:table-cell>
          <table:table-cell office:value-type="float" office:value="0.391555733807036" calcext:value-type="float">
            <text:p>0.391555733807036</text:p>
          </table:table-cell>
          <table:table-cell office:value-type="float" office:value="0.373919743457577" calcext:value-type="float">
            <text:p>0.373919743457577</text:p>
          </table:table-cell>
          <table:table-cell office:value-type="float" office:value="0.665252867341042" calcext:value-type="float">
            <text:p>0.665252867341042</text:p>
          </table:table-cell>
          <table:table-cell office:value-type="float" office:value="0.11785860027303" calcext:value-type="float">
            <text:p>0.11785860027303</text:p>
          </table:table-cell>
          <table:table-cell office:value-type="float" office:value="0.547394267068012" calcext:value-type="float">
            <text:p>0.54739426706801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8:38</text:p>
          </table:table-cell>
          <table:table-cell office:value-type="float" office:value="0.0020949" calcext:value-type="float">
            <text:p>0.0020949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1938" calcext:value-type="float">
            <text:p>0.4011938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189" calcext:value-type="float">
            <text:p>0.13189</text:p>
          </table:table-cell>
          <table:table-cell office:value-type="float" office:value="7" calcext:value-type="float">
            <text:p>7</text:p>
          </table:table-cell>
          <table:table-cell office:value-type="float" office:value="0.835990011692047" calcext:value-type="float">
            <text:p>0.835990011692047</text:p>
          </table:table-cell>
          <table:table-cell office:value-type="float" office:value="-0.101163402199745" calcext:value-type="float">
            <text:p>-0.101163402199745</text:p>
          </table:table-cell>
          <table:table-cell office:value-type="float" office:value="0.937153413891792" calcext:value-type="float">
            <text:p>0.937153413891792</text:p>
          </table:table-cell>
          <table:table-cell office:value-type="float" office:value="0.246948742680252" calcext:value-type="float">
            <text:p>0.246948742680252</text:p>
          </table:table-cell>
          <table:table-cell office:value-type="float" office:value="0.293681380439927" calcext:value-type="float">
            <text:p>0.293681380439927</text:p>
          </table:table-cell>
          <table:table-cell office:value-type="float" office:value="0.42318888604641" calcext:value-type="float">
            <text:p>0.42318888604641</text:p>
          </table:table-cell>
          <table:table-cell office:value-type="float" office:value="0.0707085993140936" calcext:value-type="float">
            <text:p>0.0707085993140936</text:p>
          </table:table-cell>
          <table:table-cell office:value-type="float" office:value="0.352480286732316" calcext:value-type="float">
            <text:p>0.352480286732316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8:50</text:p>
          </table:table-cell>
          <table:table-cell office:value-type="float" office:value="0.0021624" calcext:value-type="float">
            <text:p>0.0021624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2579" calcext:value-type="float">
            <text:p>0.4002579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3319" calcext:value-type="float">
            <text:p>0.1273319</text:p>
          </table:table-cell>
          <table:table-cell office:value-type="float" office:value="4" calcext:value-type="float">
            <text:p>4</text:p>
          </table:table-cell>
          <table:table-cell office:value-type="float" office:value="0.819589972496033" calcext:value-type="float">
            <text:p>0.819589972496033</text:p>
          </table:table-cell>
          <table:table-cell office:value-type="float" office:value="-0.112643398344517" calcext:value-type="float">
            <text:p>-0.112643398344517</text:p>
          </table:table-cell>
          <table:table-cell office:value-type="float" office:value="0.93223337084055" calcext:value-type="float">
            <text:p>0.93223337084055</text:p>
          </table:table-cell>
          <table:table-cell office:value-type="float" office:value="0.174788736982737" calcext:value-type="float">
            <text:p>0.174788736982737</text:p>
          </table:table-cell>
          <table:table-cell office:value-type="float" office:value="0.269854128017107" calcext:value-type="float">
            <text:p>0.269854128017107</text:p>
          </table:table-cell>
          <table:table-cell office:value-type="float" office:value="0.302812871453352" calcext:value-type="float">
            <text:p>0.302812871453352</text:p>
          </table:table-cell>
          <table:table-cell office:value-type="float" office:value="0.0467646025121212" calcext:value-type="float">
            <text:p>0.0467646025121212</text:p>
          </table:table-cell>
          <table:table-cell office:value-type="float" office:value="0.256048268941231" calcext:value-type="float">
            <text:p>0.256048268941231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59:03</text:p>
          </table:table-cell>
          <table:table-cell office:value-type="float" office:value="0.0018223" calcext:value-type="float">
            <text:p>0.0018223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89193" calcext:value-type="float">
            <text:p>0.3989193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69098" calcext:value-type="float">
            <text:p>0.1269098</text:p>
          </table:table-cell>
          <table:table-cell office:value-type="float" office:value="4" calcext:value-type="float">
            <text:p>4</text:p>
          </table:table-cell>
          <table:table-cell office:value-type="float" office:value="0.53956001996994" calcext:value-type="float">
            <text:p>0.53956001996994</text:p>
          </table:table-cell>
          <table:table-cell office:value-type="float" office:value="-0.11428339779377" calcext:value-type="float">
            <text:p>-0.11428339779377</text:p>
          </table:table-cell>
          <table:table-cell office:value-type="float" office:value="0.65384341776371" calcext:value-type="float">
            <text:p>0.65384341776371</text:p>
          </table:table-cell>
          <table:table-cell office:value-type="float" office:value="0.110377742536366" calcext:value-type="float">
            <text:p>0.110377742536366</text:p>
          </table:table-cell>
          <table:table-cell office:value-type="float" office:value="0.186575254601649" calcext:value-type="float">
            <text:p>0.186575254601649</text:p>
          </table:table-cell>
          <table:table-cell office:value-type="float" office:value="0.183092884719372" calcext:value-type="float">
            <text:p>0.183092884719372</text:p>
          </table:table-cell>
          <table:table-cell office:value-type="float" office:value="0.0376626003533602" calcext:value-type="float">
            <text:p>0.0376626003533602</text:p>
          </table:table-cell>
          <table:table-cell office:value-type="float" office:value="0.145430284366012" calcext:value-type="float">
            <text:p>0.145430284366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9:07.125656856</dc:date>
    <meta:editing-duration>PT42S</meta:editing-duration>
    <meta:editing-cycles>2</meta:editing-cycles>
    <meta:document-statistic meta:table-count="1" meta:cell-count="396" meta:object-count="0"/>
  </office:meta>
</office:document-meta>
</file>